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/>
    <style:font-face style:name="Arial2" svg:font-family="Arial" style:font-family-generic="swiss"/>
    <style:font-face style:name="Goudy Old Style" svg:font-family="'Goudy Old Styl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text-position="0% 100%" style:font-name="Liberation Serif"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Text_20_body">
      <style:paragraph-properties fo:text-align="justify" style:justify-single-word="false"/>
      <style:text-properties style:text-position="0% 100%" style:font-name="Liberation Serif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_3c_Pagedetitre_5f_adbib_3e_">
      <style:text-properties fo:font-size="12pt" fo:font-style="italic" style:font-size-asian="12pt" style:font-style-asian="italic" style:font-size-complex="12pt" style:font-style-complex="italic"/>
    </style:style>
    <style:style style:name="P4" style:family="paragraph" style:parent-style-name="_3c_term_3e_">
      <style:text-properties style:text-position="0% 100%" style:font-name="Liberation Serif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_3c_term_3e_">
      <style:text-properties style:use-window-font-color="true" fo:language="en" fo:country="US" fo:background-color="transparent"/>
    </style:style>
    <style:style style:name="P6" style:family="paragraph" style:parent-style-name="_3c_term_3e_">
      <style:text-properties style:use-window-font-color="true" fo:background-color="transparent"/>
    </style:style>
    <style:style style:name="P7" style:family="paragraph" style:parent-style-name="_3c_l_3e_">
      <style:paragraph-properties fo:break-before="column"/>
    </style:style>
    <style:style style:name="P8" style:family="paragraph" style:parent-style-name="Text_20_body">
      <style:text-properties style:text-position="0% 100%" style:font-name="Liberation Serif" fo:font-style="italic" fo:font-weight="normal" officeooo:paragraph-rsid="00107f89" style:font-style-asian="italic" style:font-weight-asian="normal" style:font-style-complex="italic" style:font-weight-complex="normal"/>
    </style:style>
    <style:style style:name="P9" style:family="paragraph" style:parent-style-name="Text_20_body">
      <style:text-properties style:text-position="0% 100%" style:font-name="Liberation Serif" fo:font-style="normal" fo:font-weight="normal" officeooo:rsid="00107f89" officeooo:paragraph-rsid="00107f89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text-position="0% 100%" style:font-name="Liberation Serif" fo:font-style="normal" fo:font-weight="normal" officeooo:rsid="00107f89" officeooo:paragraph-rsid="00107f89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text-position="0% 100%" style:font-name="Liberation Serif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text-position="0% 100%" style:font-name="Times New Roman" fo:font-style="italic" fo:font-weight="normal" fo:background-color="#ffff00" style:font-style-asian="italic" style:font-weight-asian="normal" style:font-style-complex="italic" style:font-weight-complex="normal"/>
    </style:style>
    <style:style style:name="P13" style:family="paragraph" style:parent-style-name="Text_20_body">
      <style:text-properties officeooo:rsid="000b0bdc" officeooo:paragraph-rsid="00107f89"/>
    </style:style>
    <style:style style:name="P14" style:family="paragraph" style:parent-style-name="Text_20_body">
      <style:text-properties fo:font-style="italic" officeooo:paragraph-rsid="00107f89" style:font-style-asian="italic" style:font-style-complex="italic"/>
    </style:style>
    <style:style style:name="P15" style:family="paragraph" style:parent-style-name="Text_20_body">
      <style:text-properties officeooo:paragraph-rsid="00107f89"/>
    </style:style>
    <style:style style:name="P16" style:family="paragraph" style:parent-style-name="Text_20_body">
      <style:paragraph-properties>
        <style:drop-cap style:lines="3"/>
      </style:paragraph-properties>
      <style:text-properties officeooo:paragraph-rsid="00107f89"/>
    </style:style>
    <style:style style:name="P17" style:family="paragraph" style:parent-style-name="_3c_term_3e_" style:master-page-name="MP0">
      <style:paragraph-properties style:page-number="auto" fo:break-before="page"/>
      <style:text-properties style:use-window-font-color="true" fo:background-color="transparent"/>
    </style:style>
    <style:style style:name="P18" style:family="paragraph" style:parent-style-name="front_5f_epigraph">
      <style:text-properties officeooo:paragraph-rsid="00107f89"/>
    </style:style>
    <style:style style:name="P19" style:family="paragraph" style:parent-style-name="_3c_figure_3e_">
      <style:text-properties officeooo:paragraph-rsid="00107f89"/>
    </style:style>
    <style:style style:name="P20" style:family="paragraph" style:parent-style-name="front_5f_docImprint">
      <style:text-properties officeooo:paragraph-rsid="00107f89"/>
    </style:style>
    <style:style style:name="P21" style:family="paragraph" style:parent-style-name="titre1">
      <style:paragraph-properties fo:text-align="center" style:justify-single-word="false"/>
    </style:style>
    <style:style style:name="P22" style:family="paragraph" style:parent-style-name="titre1">
      <style:paragraph-properties fo:text-align="center" style:justify-single-word="false"/>
      <style:text-properties officeooo:paragraph-rsid="00107f89"/>
    </style:style>
    <style:style style:name="P23" style:family="paragraph" style:parent-style-name="front_5f_main">
      <style:text-properties officeooo:paragraph-rsid="00107f89"/>
    </style:style>
    <style:style style:name="P24" style:family="paragraph" style:parent-style-name="front_5f_main">
      <style:text-properties fo:font-weight="normal" officeooo:paragraph-rsid="0012393f" style:font-weight-asian="normal" style:font-weight-complex="normal"/>
    </style:style>
    <style:style style:name="P25" style:family="paragraph" style:parent-style-name="front_5f_main">
      <style:paragraph-properties fo:break-before="column"/>
      <style:text-properties fo:font-weight="normal" style:font-weight-asian="normal" style:font-weight-complex="normal"/>
    </style:style>
    <style:style style:name="P26" style:family="paragraph" style:parent-style-name="_3c_p_3e_">
      <style:paragraph-properties fo:text-align="center" style:justify-single-word="false" fo:break-before="column"/>
      <style:text-properties fo:font-style="italic" style:font-style-asian="italic" style:font-style-complex="italic"/>
    </style:style>
    <style:style style:name="P27" style:family="paragraph" style:parent-style-name="_3c_p_3e_">
      <style:paragraph-properties fo:text-align="center" style:justify-single-word="false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b0bdc" style:font-style-asian="italic" style:font-style-complex="italic"/>
    </style:style>
    <style:style style:name="T3" style:family="text">
      <style:text-properties style:use-window-font-color="true" fo:background-color="transparent" loext:char-shading-value="0"/>
    </style:style>
    <style:style style:name="T4" style:family="text">
      <style:text-properties style:use-window-font-color="true" fo:font-style="italic" fo:background-color="transparent" loext:char-shading-value="0" style:font-style-asian="italic" style:font-style-complex="italic"/>
    </style:style>
    <style:style style:name="T5" style:family="text">
      <style:text-properties fo:background-color="transparent" loext:char-shading-value="0"/>
    </style:style>
    <style:style style:name="T6" style:family="text">
      <style:text-properties fo:font-variant="normal" fo:text-transform="none" style:use-window-font-color="true" fo:letter-spacing="normal" fo:font-style="normal" fo:background-color="transparent" loext:char-shading-value="0" style:font-style-asian="normal" style:font-style-complex="normal"/>
    </style:style>
    <style:style style:name="T7" style:family="text">
      <style:text-properties fo:font-variant="normal" fo:text-transform="none" style:use-window-font-color="true" style:font-name="Times New Roman" fo:letter-spacing="normal" fo:font-style="normal" fo:background-color="transparent" loext:char-shading-value="0" style:font-style-asian="normal" style:font-style-complex="normal"/>
    </style:style>
    <style:style style:name="T8" style:family="text">
      <style:text-properties fo:font-variant="normal" fo:text-transform="none" style:use-window-font-color="true" style:font-name="Times New Roman" fo:letter-spacing="normal" fo:font-style="normal" officeooo:rsid="0001d073" fo:background-color="transparent" loext:char-shading-value="0" style:font-style-asian="normal" style:font-style-complex="normal"/>
    </style:style>
    <style:style style:name="T9" style:family="text">
      <style:text-properties fo:font-variant="normal" fo:text-transform="none" fo:color="#222222" style:text-position="0% 100%" style:font-name="Liberation Serif" fo:font-size="10.5pt" fo:letter-spacing="normal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0adb89" style:font-size-asian="14pt" style:font-weight-asian="bold" style:font-size-complex="14pt" style:font-weight-complex="bold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0adb89" style:font-size-asian="14pt" style:font-weight-asian="normal" style:font-size-complex="14pt" style:font-weight-complex="normal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00adb89" style:font-size-asian="14pt" style:font-size-complex="14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style:text-position="0% 100%" style:font-name="Liberation Serif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style:text-position="0% 100%" style:font-name="Liberation Serif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19" style:family="text">
      <style:text-properties style:text-position="0% 100%" fo:font-style="normal" style:font-style-asian="normal" style:font-style-complex="normal" style:font-weight-complex="normal"/>
    </style:style>
    <style:style style:name="T20" style:family="text">
      <style:text-properties officeooo:rsid="0012393f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2393f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titre : Les Joyeuses Narrations advenues de nostre temps, Contenant choses diverses pour la recreation de ceux qui desirent savoir choses honnestes.</text:p>
      <text:p text:style-name="P5">author : Anonyme</text:p>
      <text:p text:style-name="P5">publisher : Sorbonne Université LABEX OBVIL</text:p>
      <text:p text:style-name="P5">issued : 2019</text:p>
      <text:p text:style-name="P5">idno : http://http://obvil.sorbonne-universite.site/corpus/faceties/cote_iii-f-019</text:p>
      <text:p text:style-name="P6">source : Anonyme, Le recueil des hystoires des repeus franches, Paris, Denis Meslier, 1490, Bibliothèque du château de Chantilly, Cabinet des livres, III-F-019.</text:p>
      <text:p text:style-name="P6">created : 1490</text:p>
      <text:p text:style-name="P6">langue : moyen-français</text:p>
      <text:p text:style-name="P6">lieu : [premier lieu où se passe la narration]</text:p>
      <text:p text:style-name="_3c_term_3e_"><text:span text:style-name="T3">lieu : [deuxième lieu </text:span><text:span text:style-name="Police_20_par_20_défaut"><text:span text:style-name="T4">etc</text:span></text:span><text:span text:style-name="T3">]</text:span></text:p>
      <text:p text:style-name="P6">personnage : [premier personnage, soit nom + fonction, soit nom, soit fonction (drapière, bourgeois, curé)]</text:p>
      <text:p text:style-name="P4"><text:span text:style-name="T3">personnage : [deuxième personnage, </text:span><text:span text:style-name="Police_20_par_20_défaut"><text:span text:style-name="T4">etc.</text:span></text:span><text:span text:style-name="T3">]</text:span></text:p>
      <text:p text:style-name="P1"/>
      <text:p text:style-name="P9">&lt;front&gt;</text:p>
      <text:p text:style-name="P24"><text:span text:style-name="style_5f_uc"><text:span text:style-name="T22">les ioyeuses</text:span></text:span><text:span text:style-name="style_5f_uc"><text:span text:style-name="T20"><text:line-break/>narrations<text:line-break/>advenves de<text:line-break/>nostre<text:line-break/>temps,</text:span></text:span></text:p>
      <text:p text:style-name="P27">Contenant choses diuerses, pour la re-</text:p>
      <text:p text:style-name="P26">creation de ceux qui desirent</text:p>
      <text:p text:style-name="P26">savoir choses honnestes.</text:p>
      <text:p text:style-name="_3c_Pagedetitre_5f_adbib_3e_"/>
      <text:p text:style-name="_3c_figure_3e_">&lt;Marque&gt;</text:p>
      <text:p text:style-name="_3c_Pagedetitre_5f_adbib_3e_"/>
      <text:p text:style-name="_3c_Pagedetitre_5f_adbib_3e_"/>
      <text:p text:style-name="_3c_Pagedetitre_5f_adbib_3e_"/>
      <text:p text:style-name="front_5f_docImprint">A LYON,</text:p>
      <text:p text:style-name="front_5f_docImprint">Par Benoist Rigaud,&amp; Jean Saugrain.</text:p>
      <text:p text:style-name="P3"/>
      <text:p text:style-name="front_5f_docImprint">1557</text:p>
      <text:p text:style-name="P10"><text:soft-page-break/>&lt;/front&gt;</text:p>
      <text:p text:style-name="P2"/>
      <text:p text:style-name="P2"><text:span text:style-name="_3c_pb_3e_"><text:span text:style-name="T20">[pb n= </text:span></text:span><text:span text:style-name="_3c_pb_3e_">p. 2</text:span><text:span text:style-name="_3c_pb_3e_"><text:span text:style-name="T20">]</text:span></text:span></text:p>
      <text:p text:style-name="P2"/>
      <text:p text:style-name="P21">Au Lecteur. </text:p>
      <text:p text:style-name="P2"/>
      <text:p text:style-name="P2"/>
      <text:p text:style-name="_3c_l_3e_"><text:tab/><text:span text:style-name="T1">Amy Lecteur, qui cherche réiouyr</text:span></text:p>
      <text:p text:style-name="P7">Ton esprit las, &amp; faché de travail.</text:p>
      <text:p text:style-name="P7">Prens ce Traité, lis-le, pour mains ouyr, </text:p>
      <text:p text:style-name="P7">Et de plusieurs les faits en bon recueil :</text:p>
      <text:p text:style-name="P7">Peut estre que ne trouueras le pareil</text:p>
      <text:p text:style-name="_3c_l_3e_">Entre cinq cens, qui aux viuans mieux</text:p>
      <text:p text:style-name="_3c_l_3e_">duit, </text:p>
      <text:p text:style-name="_3c_l_3e_">Car d’enseigner ie n’ay veu le pareil</text:p>
      <text:p text:style-name="_3c_l_3e_">Pour mal fuyr, &amp; bien estre conduit.</text:p>
      <text:p text:style-name="P12"><text:span text:style-name="cul_5f_de_5f_lampe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/>
    <style:font-face style:name="Arial2" svg:font-family="Arial" style:font-family-generic="swiss"/>
    <style:font-face style:name="Goudy Old Style" svg:font-family="'Goudy Old Styl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_3c_Pagedetitre_5f_adbib_3e_" style:display-name="&lt;Pagedetitre_adbib&gt;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cfe7f5"/>
      <style:paragraph-properties fo:margin-top="0.423cm" fo:margin-bottom="0.212cm" loext:contextual-spacing="false" fo:text-align="center" style:justify-single-word="false" fo:background-color="transparent"/>
      <style:text-properties fo:color="#330099" style:font-name="Goudy Old Style" fo:font-family="'Goudy Old Style'" style:font-pitch="variable" fo:font-size="115%" fo:font-weight="bold" style:font-size-asian="130%" style:font-weight-asian="bold" style:font-size-complex="130%" style:font-weight-complex="normal"/>
    </style:style>
    <style:style style:name="_3c_term_3e_" style:display-name="&lt;term&gt;" style:family="paragraph" style:parent-style-name="Standard">
      <loext:graphic-properties draw:fill="solid" draw:fill-color="#dddddd" draw:opacity="100%"/>
      <style:paragraph-properties fo:hyphenation-ladder-count="no-limit" fo:background-color="#dddddd" fo:padding="0cm" fo:border="0.26pt solid #000000" style:shadow="none"/>
      <style:text-properties style:font-name="Arial Unicode MS" fo:font-family="'Arial Unicode MS'" style:font-family-generic="swiss" style:font-pitch="variable" fo:hyphenate="false"/>
    </style:style>
    <style:style style:name="front_5f_main" style:display-name="front_main" style:family="paragraph" style:parent-style-name="Text_20_body">
      <loext:graphic-properties draw:fill="none" draw:fill-color="#9999ff"/>
      <style:paragraph-properties fo:text-align="center" style:justify-single-word="false" fo:hyphenation-ladder-count="no-limit" fo:background-color="transparent" fo:padding="0cm" fo:border="none"/>
      <style:text-properties style:use-window-font-color="true" fo:font-size="32pt" fo:font-weight="bold" fo:background-color="transparent" style:font-size-asian="32pt" style:font-size-complex="32pt"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_3c_p_3e_" style:display-name="&lt;p&gt;" style:family="paragraph" style:parent-style-name="Normal">
      <style:paragraph-properties fo:hyphenation-ladder-count="no-limit" style:border-line-width-left="0.004cm 0.004cm 0.004cm" fo:padding-left="0.199cm" fo:padding-right="0.199cm" fo:padding-top="0.101cm" fo:padding-bottom="0.101cm" fo:border-left="0.31pt double #2a6099" fo:border-right="none" fo:border-top="none" fo:border-bottom="none"/>
      <style:text-properties style:font-name="Times New Roman" fo:font-family="'Times New Roman'" style:font-family-generic="roman" style:font-pitch="variable" fo:hyphenate="false" fo:hyphenation-remain-char-count="2" fo:hyphenation-push-char-count="2"/>
    </style:style>
    <style:style style:name="front_5f_epigraph" style:display-name="front_epigraph" style:family="paragraph" style:parent-style-name="_3c_p_3e_">
      <style:paragraph-properties fo:text-align="center" style:justify-single-word="false"/>
    </style:style>
    <style:style style:name="_3c_figure_3e_" style:display-name="&lt;figure&gt;" style:family="paragraph" style:parent-style-name="Normal">
      <style:paragraph-properties fo:margin-top="0cm" fo:margin-bottom="0cm" loext:contextual-spacing="false" fo:line-height="100%" fo:text-align="center" style:justify-single-word="false" fo:hyphenation-ladder-count="no-limit" style:border-line-width-left="0.026cm 0.026cm 0.002cm" fo:padding="0.101cm" fo:border-left="1.56pt double #813709" fo:border-right="none" fo:border-top="none" fo:border-bottom="none"/>
      <style:text-properties style:use-window-font-color="true" fo:font-weight="bold" fo:hyphenate="false" fo:hyphenation-remain-char-count="2" fo:hyphenation-push-char-count="2"/>
    </style:style>
    <style:style style:name="front_5f_docImprint" style:display-name="front_docImprint" style:family="paragraph" style:parent-style-name="Text_20_body">
      <style:paragraph-properties fo:text-align="center" style:justify-single-word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re1" style:family="paragraph" style:parent-style-name="Heading_20_2" style:default-outline-level="" style:list-style-name="">
      <style:paragraph-properties fo:padding="0.049cm" fo:border="none"/>
      <style:text-properties fo:color="#ff0000" fo:font-weight="bold"/>
    </style:style>
    <style:style style:name="_3c_l_3e_" style:display-name="&lt;l&gt;" style:family="paragraph" style:parent-style-name="Normal">
      <style:paragraph-properties fo:margin-left="0.42cm" fo:margin-right="0cm" fo:margin-top="0cm" fo:margin-bottom="0cm" loext:contextual-spacing="false" fo:line-height="100%" fo:hyphenation-ladder-count="no-limit" fo:text-indent="-0.42cm" style:auto-text-indent="false" style:border-line-width-left="0.004cm 0.004cm 0.004cm" fo:padding-left="0.199cm" fo:padding-right="0.199cm" fo:padding-top="0.101cm" fo:padding-bottom="0.101cm" fo:border-left="0.31pt double #00a933" fo:border-right="none" fo:border-top="none" fo:border-bottom="none">
        <style:tab-stops/>
      </style:paragraph-properties>
      <style:text-properties style:font-name="Times New Roman" fo:font-family="'Times New Roman'" style:font-family-generic="roman" style:font-pitch="variable" fo:font-size="12pt" style:font-size-asian="12pt" fo:hyphenate="false" fo:hyphenation-remain-char-count="2" fo:hyphenation-push-char-count="2"/>
    </style:style>
    <style:style style:name="Police_20_par_20_défaut" style:display-name="Police par défaut" style:family="text"/>
    <style:style style:name="cul_5f_de_5f_lampe" style:display-name="cul_de_lampe" style:family="text"/>
    <style:style style:name="style_5f_uc" style:display-name="style_uc" style:family="text">
      <style:text-properties fo:text-transform="uppercase" fo:background-color="#00a933"/>
    </style:style>
    <style:style style:name="style_5f_i" style:display-name="style_i" style:family="text">
      <style:text-properties fo:font-style="italic"/>
    </style:style>
    <style:style style:name="_3c_pb_3e_" style:display-name="&lt;pb&gt;" style:family="text" style:parent-style-name="Police_20_par_20_défau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lettrine5" style:family="text">
      <style:text-properties style:use-window-font-color="true" fo:font-weight="bold" fo:background-color="#ffffff"/>
    </style:style>
    <style:style style:name="style_5f_sc" style:display-name="style_sc" style:family="text">
      <style:text-properties fo:font-variant="small-caps" fo:background-color="#99ff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ne Bineau</meta:initial-creator>
    <meta:creation-date>2019-05-24T10:05:46.61</meta:creation-date>
    <dc:date>2019-06-21T12:15:09.489000000</dc:date>
    <meta:editing-duration>PT1H30M11S</meta:editing-duration>
    <meta:editing-cycles>7</meta:editing-cycles>
    <meta:generator>LibreOffice/6.2.4.2$Windows_X86_64 LibreOffice_project/2412653d852ce75f65fbfa83fb7e7b669a126d64</meta:generator>
    <meta:document-statistic meta:table-count="0" meta:image-count="0" meta:object-count="0" meta:page-count="2" meta:paragraph-count="33" meta:word-count="195" meta:character-count="1256" meta:non-whitespace-character-count="1090"/>
  </office:meta>
</office:document-meta>
</file>